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A77CD4D1F01FE9D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" svg:font-family="Tahoma"/>
    <style:font-face style:name="Times" svg:font-family="Times, 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5.014cm" fo:margin-left="0cm" table:align="left" style:writing-mode="lr-tb"/>
    </style:style>
    <style:style style:name="Tabla1.A" style:family="table-column">
      <style:table-column-properties style:column-width="5.383cm"/>
    </style:style>
    <style:style style:name="Tabla1.B" style:family="table-column">
      <style:table-column-properties style:column-width="3.016cm"/>
    </style:style>
    <style:style style:name="Tabla1.C" style:family="table-column">
      <style:table-column-properties style:column-width="2.584cm"/>
    </style:style>
    <style:style style:name="Tabla1.D" style:family="table-column">
      <style:table-column-properties style:column-width="1.969cm"/>
    </style:style>
    <style:style style:name="Tabla1.E" style:family="table-column">
      <style:table-column-properties style:column-width="2.06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8pt" fo:font-weight="bold" style:font-size-asian="18pt" style:font-weight-asian="bold" style:font-size-complex="18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ize="14pt" fo:font-weight="bold" style:font-size-asian="14pt" style:font-weight-asian="bold" style:font-size-complex="14pt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officeooo:paragraph-rsid="0007a20e" style:font-weight-asian="normal" style:font-weight-complex="normal"/>
    </style:style>
    <style:style style:name="P9" style:family="paragraph" style:parent-style-name="Text_20_body">
      <style:paragraph-properties fo:margin-top="0cm" fo:margin-bottom="0cm" loext:contextual-spacing="false"/>
      <style:text-properties style:font-name="Arial" fo:font-size="11pt" style:font-size-asian="11pt" style:font-size-complex="11pt"/>
    </style:style>
    <style:style style:name="P10" style:family="paragraph" style:parent-style-name="Text_20_body">
      <style:paragraph-properties fo:margin-top="0cm" fo:margin-bottom="0cm" loext:contextual-spacing="false"/>
      <style:text-properties officeooo:paragraph-rsid="0007a20e"/>
    </style:style>
    <style:style style:name="P11" style:family="paragraph" style:parent-style-name="Table_20_Contents">
      <style:text-properties style:font-name="Arial" fo:font-size="10pt" style:font-size-asian="10pt" style:font-size-complex="10pt"/>
    </style:style>
    <style:style style:name="P12" style:family="paragraph" style:parent-style-name="Heading_20_2">
      <style:paragraph-properties fo:break-before="page"/>
      <style:text-properties style:font-name="Arial"/>
    </style:style>
    <style:style style:name="P13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4" style:family="paragraph" style:parent-style-name="Standard" style:list-style-name="L1"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 style:snap-to-layout-grid="false"/>
      <style:text-properties fo:color="#0000ff" style:font-name="Arial" fo:font-size="12pt" fo:font-weight="normal" officeooo:rsid="006a7a19" officeooo:paragraph-rsid="0007a20e" style:font-size-asian="12pt" style:font-weight-asian="normal" style:font-size-complex="12pt" style:font-weight-complex="normal"/>
    </style:style>
    <style:style style:name="P1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6a7a19" officeooo:paragraph-rsid="0007a20e" style:font-size-asian="12pt" style:font-weight-asian="normal" style:font-size-complex="12pt" style:font-weight-complex="normal"/>
    </style:style>
    <style:style style:name="P18" style:family="paragraph" style:parent-style-name="Text_20_body" style:list-style-name="L2">
      <style:paragraph-properties fo:margin-top="0cm" fo:margin-bottom="0cm" loext:contextual-spacing="false"/>
    </style:style>
    <style:style style:name="P19" style:family="paragraph" style:parent-style-name="Text_20_body">
      <style:paragraph-properties fo:margin-top="0cm" fo:margin-bottom="0cm" loext:contextual-spacing="false"/>
      <style:text-properties style:font-name="Arial" fo:font-size="12pt" officeooo:rsid="0007a20e" officeooo:paragraph-rsid="0007a20e" style:font-size-asian="10.5pt" style:font-size-complex="12pt"/>
    </style:style>
    <style:style style:name="P20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2pt" fo:letter-spacing="normal" fo:font-style="normal" fo:font-weight="normal" officeooo:rsid="0007a20e" officeooo:paragraph-rsid="0007a20e" style:font-size-asian="12pt" style:font-weight-asian="normal" style:font-size-complex="12pt" style:font-weight-complex="normal"/>
    </style:style>
    <style:style style:name="P21" style:family="paragraph" style:parent-style-name="Text_20_body" style:list-style-name="L3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07a20e" officeooo:paragraph-rsid="0007a20e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07a20e" officeooo:paragraph-rsid="0007a20e" style:font-size-asian="12pt" style:font-weight-asian="normal" style:font-size-complex="12pt" style:font-weight-complex="normal"/>
    </style:style>
    <style:style style:name="P23" style:family="paragraph" style:parent-style-name="Text_20_body" style:list-style-name="L4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07a20e" officeooo:paragraph-rsid="0007a20e" style:font-size-asian="12pt" style:font-weight-asian="normal" style:font-size-complex="12pt" style:font-weight-complex="normal"/>
    </style:style>
    <style:style style:name="P24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07a20e" officeooo:paragraph-rsid="0007a20e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left="1.249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2pt" fo:letter-spacing="normal" fo:font-style="italic" fo:font-weight="normal" officeooo:rsid="0007a20e" officeooo:paragraph-rsid="0007a20e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able_20_Contents">
      <style:text-properties style:font-name="Arial" fo:font-size="10pt" officeooo:rsid="000765e1" officeooo:paragraph-rsid="000765e1" style:font-size-asian="10pt" style:font-size-complex="10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7b141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4" style:family="text">
      <style:text-properties style:font-name="Ari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Arial" style:text-underline-style="none" fo:font-weight="bold" style:font-weight-asian="bold" style:font-weight-complex="bold"/>
    </style:style>
    <style:style style:name="T7" style:family="text">
      <style:text-properties style:font-name="Arial" fo:font-size="11pt" style:font-size-asian="11pt" style:font-size-complex="11pt"/>
    </style:style>
    <style:style style:name="T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Arial" fo:font-size="12pt" officeooo:rsid="0007a20e" style:font-size-asian="10.5pt" style:font-size-complex="12pt"/>
    </style:style>
    <style:style style:name="T10" style:family="text">
      <style:text-properties officeooo:rsid="0007a20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GF. IES Haría</text:p>
      <text:p text:style-name="P1">UT1. Actividad 2</text:p>
      <text:p text:style-name="P2"/>
      <text:p text:style-name="P2"/>
      <text:p text:style-name="P2"/>
      <text:p text:style-name="P2"/>
      <text:p text:style-name="P2"/>
      <text:p text:style-name="P2"/>
      <text:p text:style-name="P3">Introducción a la seguridad informática</text:p>
      <text:p text:style-name="P3">Ejercicios</text:p>
      <text:p text:style-name="P2"/>
      <text:p text:style-name="P5"/>
      <text:p text:style-name="P6"/>
      <text:p text:style-name="P4"/>
      <text:p text:style-name="P4"/>
      <text:p text:style-name="P4"/>
      <text:h text:style-name="P12" text:outline-level="2">Ejercicios</text:h>
      <text:p text:style-name="P7"><text:span text:style-name="T10">1) </text:span>Como vimos en los apuntes de la unidad los principales objetivos de la seguridad informática son: </text:p>
      <text:list xml:id="list3437800183" text:style-name="L1">
        <text:list-item>
          <text:p text:style-name="P14"><text:span text:style-name="T5">Confidencialidad</text:span><text:span text:style-name="T4">: consiste en la capacidad de garantizar que la información, almacenada en el sistema informático o emitida por la red, solamente va a estar disponible para aquellas personas autorizadas a acceder a dicha información, es decir, que si los contenidos cayesen en manos ajenas éstas no podían acceder a la información o a su interpretación. </text:span></text:p>
        </text:list-item>
        <text:list-item>
          <text:p text:style-name="P14"><text:span text:style-name="T6">Disponibilidad</text:span><text:span text:style-name="T4">: la capacidad de garantizar que tanto el sistema como los datos van a estar disponibles al usuario en todo momento. </text:span></text:p>
        </text:list-item>
        <text:list-item>
          <text:p text:style-name="P14"><text:span text:style-name="T5">Integridad</text:span><text:span text:style-name="T4">: capacidad de garantizar que los datos no han sido modificados desde su creación sin autorización. La información de que disponemos es válida y consistente. </text:span></text:p>
        </text:list-item>
        <text:list-item>
          <text:p text:style-name="P14"><text:span text:style-name="T5">No repudio</text:span><text:span text:style-name="T4">: garantizar en una comunicación tanto el emisor niegue haber remitido un mensaje (cuando realmente lo ha emitido) y que un receptor niegue su recepción (cuando realmente lo ha recibido). En el primer caso el no repudio se denomina en origen y en el segundo en destino </text:span><text:span text:style-name="T5">no repudio en origen</text:span><text:span text:style-name="T4"> y </text:span><text:span text:style-name="T5">no repudio en destino</text:span><text:span text:style-name="T4">. </text:span></text:p>
        </text:list-item>
      </text:list>
      <text:p text:style-name="P7"/>
      <text:p text:style-name="P9">Para conseguir los objetivos de seguridad se utilizan los siguientes mecanismos: </text:p>
      <text:list xml:id="list491079258" text:style-name="L2">
        <text:list-item>
          <text:p text:style-name="P18"><text:span text:style-name="T8">Autenticación</text:span><text:span text:style-name="T7">: permite identificar al emisor de un mensaje, al creador de un documento o al equipo que se conecta a una red o a un servicio. </text:span></text:p>
        </text:list-item>
        <text:list-item>
          <text:p text:style-name="P18"><text:span text:style-name="T8">Autorización</text:span><text:span text:style-name="T7">: controla el acceso de los usuarios a zonas restringidas.</text:span></text:p>
        </text:list-item>
        <text:list-item>
          <text:p text:style-name="P18"><text:span text:style-name="T8">Auditoría</text:span><text:span text:style-name="T7">: verificar el correcto funcionamiento de las políticas o medidas de seguridad. </text:span></text:p>
        </text:list-item>
        <text:list-item>
          <text:p text:style-name="P18"><text:span text:style-name="T8">Encriptación</text:span><text:span text:style-name="T7">: ocultar la información transmitida por la red o almacenada en los equipos, para que cualquier persona ajena no autorizada, sin algoritmo y clave de cifrado, puede acceder a los datos que se quieren proteger. </text:span></text:p>
        </text:list-item>
        <text:list-item>
          <text:p text:style-name="P18"><text:span text:style-name="T8">Realización de copia de seguridad e imágenes de respaldo</text:span><text:span text:style-name="T7">. </text:span></text:p>
        </text:list-item>
        <text:list-item>
          <text:p text:style-name="P18"><text:span text:style-name="T8">Antivirus</text:span><text:span text:style-name="T7">: programa que permite estar protegido contra las amenazas de los virus. </text:span></text:p>
        </text:list-item>
        <text:list-item>
          <text:p text:style-name="P18"><text:span text:style-name="T8">Cortafuegos</text:span><text:span text:style-name="T7">: programa que audita y evita los intentos de conexión no deseados en ambos sentidos, desde los equipo hacia la red y viceversa.</text:span></text:p>
        </text:list-item>
        <text:list-item>
          <text:p text:style-name="P18"><text:span text:style-name="T8">Servidores proxy</text:span><text:span text:style-name="T7">: consiste en ordenadores con software especial que hacen de intermediarios entre la red interna de una empresa y una red externa, como puede ser Internet. Estos servidores, entre otras acciones, auditan y autorizan los accesos de los usuarios a distintos tipos de servicios como el de ftp o el web. Además, suelen disponer de un caché de las páginas más visitadas, con lo que se aumenta la velocidad de acceso. </text:span></text:p>
        </text:list-item>
        <text:list-item>
          <text:p text:style-name="P18"><text:span text:style-name="T8">Utilización de firma electrónica o certificado digital</text:span><text:span text:style-name="T7">, son mecanismos que garantizan la identidad de una persona o entidad evitando el no repudio en las comunicaciones o en la firma de documentos. También se utiliza mucho hoy día para establecer comunicaciones seguras entre el pc del usuario y los servidores de internet como las páginas web de los bancos. </text:span></text:p>
        </text:list-item>
        <text:list-item>
          <text:p text:style-name="P18"><text:span text:style-name="T8">Conjunto de leyes</text:span><text:span text:style-name="T7"> encaminadas a la protección de datos personales que obligan a las empresas a asegurar su confidencialidad. </text:span></text:p>
        </text:list-item>
      </text:list>
      <text:p text:style-name="P9"/>
      <text:p text:style-name="P9">Asocia en una tabla los mecanismos con los objetivos de la seguridad informática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26">Confidencialidad</text:p>
          </table:table-cell>
          <table:table-cell table:style-name="Tabla1.A1" office:value-type="string">
            <text:p text:style-name="P26">Disponibilidad</text:p>
          </table:table-cell>
          <table:table-cell table:style-name="Tabla1.A1" office:value-type="string">
            <text:p text:style-name="P26">Integridad</text:p>
          </table:table-cell>
          <table:table-cell table:style-name="Tabla1.E1" office:value-type="string">
            <text:p text:style-name="P26">No repudio</text:p>
          </table:table-cell>
        </table:table-row>
        <text:soft-page-break/>
        <table:table-row>
          <table:table-cell table:style-name="Tabla1.A2" office:value-type="string">
            <text:p text:style-name="P26">Autenticación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E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26">Autorización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E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26">Auditoría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E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26">Encriptación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E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26">Copias de seguridad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E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26">Antivirus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E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26">Cortafuegos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E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26">Proxy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E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26">Uso firma electrónica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E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26">Cjto leyes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E2" office:value-type="string">
            <text:p text:style-name="P11"/>
          </table:table-cell>
        </table:table-row>
      </table:table>
      <text:p text:style-name="P9"/>
      <text:p text:style-name="P10"><text:span text:style-name="T9">2) Busca una de las últimas vulnerabilidades publicadas por Microsoft que afecte a uno de sus sistemas operativos. La vulnerabilidad la puedes buscar en la siguiente dirección: </text:span><text:a xlink:type="simple" xlink:href="http://technet.microsoft.com/es-es/security/bulletin/" text:style-name="Internet_20_link" text:visited-style-name="Visited_20_Internet_20_Link"><text:span text:style-name="T9">http://technet.microsoft.com/es-es/security/bulletin/</text:span></text:a></text:p>
      <text:p text:style-name="P19">Realiza un informe con los siguientes puntos: </text:p>
      <text:p text:style-name="P19">- Descripción de la vulnerabilidad. </text:p>
      <text:p text:style-name="P19">- A qué software afecta. </text:p>
      <text:p text:style-name="P19">- Qué clasificación le ha dado Microsoft. </text:p>
      <text:p text:style-name="P19">- Qué impacto podría tener, si bajo tu punto de vista afecta a los sistemas que tenemos en clase o en tu casa. </text:p>
      <text:p text:style-name="P19">- Qué medidas tenemos que tomar para corregir esta vulnerabilidad.</text:p>
      <text:p text:style-name="P8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7"/>
          </table:table-cell>
        </table:table-row>
      </table:table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" svg:font-family="Tahoma"/>
    <style:font-face style:name="Times" svg:font-family="Times, 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Times" fo:font-family="Times, 'Times New Roman'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, 'Times New Roman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, 'Times New Roman'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Zeichenformat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7b141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GF-UT2-A2. Introducción a la seguridad informática. </text:span><text:span text:style-name="MT2">Ejercicios</text:span><text:span text:style-name="MT3"><text:tab/></text:span><text:span text:style-name="MT3"><draw:frame draw:style-name="Mfr1" draw:name="gráficos7" text:anchor-type="as-char" svg:width="2.335cm" svg:height="0.818cm" draw:z-index="2"><draw:image xlink:href="Pictures/10000201000001930000008DA77CD4D1F01FE9DB.png" xlink:type="simple" xlink:show="embed" xlink:actuate="onLoad" loext:mime-type="image/png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arrollo de Funciones en el Sistema Informático</dc:title>
    <meta:initial-creator>u_35000321</meta:initial-creator>
    <meta:creation-date>2006-01-25T11:55:00</meta:creation-date>
    <dc:date>2017-09-18T00:26:18.390652434</dc:date>
    <meta:print-date>2006-01-25T11:56:00</meta:print-date>
    <meta:editing-cycles>28</meta:editing-cycles>
    <meta:editing-duration>P24DT38M10S</meta:editing-duration>
    <meta:generator>LibreOffice/5.4.1.2$Linux_X86_64 LibreOffice_project/40m0$Build-2</meta:generator>
    <meta:document-statistic meta:table-count="2" meta:image-count="1" meta:object-count="0" meta:page-count="3" meta:paragraph-count="44" meta:word-count="614" meta:character-count="3848" meta:non-whitespace-character-count="3272"/>
  </office:meta>
</office:document-meta>
</file>